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223125cm" style:use-optimal-column-width="true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3" table:default-cell-style-name="ce2"/>
        <table:table-column table:style-name="co1" table:number-columns-repeated="1612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ort_description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valid_date_start</text:p>
          </table:table-cell>
          <table:table-cell office:value-type="string" table:style-name="ce1">
            <text:p>valid_date_en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ategory_id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hésion Vincennois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date" office:date-value="2019-09-26T18:54:48" table:style-name="ce3">
            <text:p>9/26/19 06:54 PM</text:p>
          </table:table-cell>
          <table:table-cell office:value-type="date" office:date-value="2019-09-26T18:59:06" table:style-name="ce3">
            <text:p>9/26/19 06:59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hésion non vincennois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date" office:date-value="2019-09-26T18:55:08" table:style-name="ce3">
            <text:p>9/26/19 06:55 PM</text:p>
          </table:table-cell>
          <table:table-cell office:value-type="date" office:date-value="2019-09-26T18:59:27" table:style-name="ce3">
            <text:p>9/26/19 06:59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icense Adult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date" office:date-value="2019-09-26T18:58:28" table:style-name="ce3">
            <text:p>9/26/19 06:58 PM</text:p>
          </table:table-cell>
          <table:table-cell office:value-type="date" office:date-value="2019-09-26T18:58:28" table:style-name="ce3">
            <text:p>9/26/19 06:58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dhésion SORANO - vincennois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date" office:date-value="2019-09-26T19:01:47" table:style-name="ce3">
            <text:p>9/26/19 07:01 PM</text:p>
          </table:table-cell>
          <table:table-cell office:value-type="date" office:date-value="2019-09-26T19:01:47" table:style-name="ce3">
            <text:p>9/26/19 07:01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hésion SORANO - non vincennois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date" office:date-value="2019-09-26T19:02:16" table:style-name="ce3">
            <text:p>9/26/19 07:02 PM</text:p>
          </table:table-cell>
          <table:table-cell office:value-type="date" office:date-value="2019-09-26T19:02:16" table:style-name="ce3">
            <text:p>9/26/19 07:02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urs 1 - tonique</text:p>
          </table:table-cell>
          <table:table-cell office:value-type="string" table:style-name="ce1">
            <text:p>lundi 12h</text:p>
          </table:table-cell>
          <table:table-cell office:value-type="float" office:value="106" table:style-name="ce1">
            <text:p>106</text:p>
          </table:table-cell>
          <table:table-cell office:value-type="date" office:date-value="2019-09-26T19:16:05" table:style-name="ce3">
            <text:p>9/26/19 07:16 PM</text:p>
          </table:table-cell>
          <table:table-cell office:value-type="date" office:date-value="2019-09-26T19:23:13" table:style-name="ce3">
            <text:p>9/26/19 07:2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urs 30 - entretien/etirement- lundi 9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17:44" table:style-name="ce3">
            <text:p>9/26/19 07:17 PM</text:p>
          </table:table-cell>
          <table:table-cell office:value-type="date" office:date-value="2019-09-26T19:23:27" table:style-name="ce3">
            <text:p>9/26/19 07:2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urs 31 - pilates - lundi 10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19:06" table:style-name="ce3">
            <text:p>9/26/19 07:19 PM</text:p>
          </table:table-cell>
          <table:table-cell office:value-type="date" office:date-value="2019-09-26T19:23:42" table:style-name="ce3">
            <text:p>9/26/19 07:2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urs 32 - tonique - lundi 11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19:43" table:style-name="ce3">
            <text:p>9/26/19 07:19 PM</text:p>
          </table:table-cell>
          <table:table-cell office:value-type="date" office:date-value="2019-09-26T19:23:57" table:style-name="ce3">
            <text:p>9/26/19 07:2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urs 40 - entretien/etirement - lundi 10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0:27" table:style-name="ce3">
            <text:p>9/26/19 07:20 PM</text:p>
          </table:table-cell>
          <table:table-cell office:value-type="date" office:date-value="2019-09-26T19:26:44" table:style-name="ce3">
            <text:p>9/26/19 07:26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urs 2 - tonique - mardi 9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1:43" table:style-name="ce3">
            <text:p>9/26/19 07:21 PM</text:p>
          </table:table-cell>
          <table:table-cell office:value-type="date" office:date-value="2019-09-26T19:21:43" table:style-name="ce3">
            <text:p>9/26/19 07:21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ours 3 - entretien/etirement - mardi 10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2:18" table:style-name="ce3">
            <text:p>9/26/19 07:22 PM</text:p>
          </table:table-cell>
          <table:table-cell office:value-type="date" office:date-value="2019-09-26T19:22:18" table:style-name="ce3">
            <text:p>9/26/19 07:22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urs 4 - tonique/etirement - mardi 10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2:53" table:style-name="ce3">
            <text:p>9/26/19 07:22 PM</text:p>
          </table:table-cell>
          <table:table-cell office:value-type="date" office:date-value="2019-09-26T19:22:53" table:style-name="ce3">
            <text:p>9/26/19 07:22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urs 5 - entretien - mardi 14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4:37" table:style-name="ce3">
            <text:p>9/26/19 07:24 PM</text:p>
          </table:table-cell>
          <table:table-cell office:value-type="date" office:date-value="2019-09-26T19:24:37" table:style-name="ce3">
            <text:p>9/26/19 07:24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ours 41 - tonique - mardi 9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5:05" table:style-name="ce3">
            <text:p>9/26/19 07:25 PM</text:p>
          </table:table-cell>
          <table:table-cell office:value-type="date" office:date-value="2019-09-26T19:27:03" table:style-name="ce3">
            <text:p>9/26/19 07:27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ours 42 - entretien/etirement - mardi 10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5:34" table:style-name="ce3">
            <text:p>9/26/19 07:25 PM</text:p>
          </table:table-cell>
          <table:table-cell office:value-type="date" office:date-value="2019-09-26T19:25:34" table:style-name="ce3">
            <text:p>9/26/19 07:25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urs 43 - entretien - mardi 11h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date" office:date-value="2019-09-26T19:26:14" table:style-name="ce3">
            <text:p>9/26/19 07:26 PM</text:p>
          </table:table-cell>
          <table:table-cell office:value-type="date" office:date-value="2019-09-26T19:27:17" table:style-name="ce3">
            <text:p>9/26/19 07:27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urs 70 - parent/bébé - lundi 9h3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date" office:date-value="2019-09-26T20:01:36" table:style-name="ce3">
            <text:p>9/26/19 08:01 PM</text:p>
          </table:table-cell>
          <table:table-cell office:value-type="date" office:date-value="2019-09-26T20:01:36" table:style-name="ce3">
            <text:p>9/26/19 08:01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ours 71 - parent/bébé - lundi 10h3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date" office:date-value="2019-09-26T20:02:06" table:style-name="ce3">
            <text:p>9/26/19 08:02 PM</text:p>
          </table:table-cell>
          <table:table-cell office:value-type="date" office:date-value="2019-09-26T20:10:36" table:style-name="ce3">
            <text:p>9/26/19 08:10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ours 72 - parent/bébé - jeudi 9h3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date" office:date-value="2019-09-26T20:10:10" table:style-name="ce3">
            <text:p>9/26/19 08:10 PM</text:p>
          </table:table-cell>
          <table:table-cell office:value-type="date" office:date-value="2019-09-26T20:10:10" table:style-name="ce3">
            <text:p>9/26/19 08:10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ours 73 - parent/bébé - jeudi 10h3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date" office:date-value="2019-09-26T20:11:33" table:style-name="ce3">
            <text:p>9/26/19 08:11 PM</text:p>
          </table:table-cell>
          <table:table-cell office:value-type="date" office:date-value="2019-09-26T20:11:33" table:style-name="ce3">
            <text:p>9/26/19 08:11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ours 74 - parent/bébé - vendredi 15h3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date" office:date-value="2019-09-26T20:12:08" table:style-name="ce3">
            <text:p>9/26/19 08:12 PM</text:p>
          </table:table-cell>
          <table:table-cell office:value-type="date" office:date-value="2019-09-26T20:12:08" table:style-name="ce3">
            <text:p>9/26/19 08:12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ours 81 - grand CP - mercredi 14h4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date" office:date-value="2019-09-26T20:13:05" table:style-name="ce3">
            <text:p>9/26/19 08:13 PM</text:p>
          </table:table-cell>
          <table:table-cell office:value-type="date" office:date-value="2019-09-26T20:13:05" table:style-name="ce3">
            <text:p>9/26/19 08:1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urs 82 - petits/moyens - mercredi 15h30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date" office:date-value="2019-09-26T20:13:44" table:style-name="ce3">
            <text:p>9/26/19 08:13 PM</text:p>
          </table:table-cell>
          <table:table-cell office:value-type="date" office:date-value="2019-09-26T20:13:44" table:style-name="ce3">
            <text:p>9/26/19 08:13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urs 60 - petits/moyens - jeudi 16h30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date" office:date-value="2019-09-26T20:14:23" table:style-name="ce3">
            <text:p>9/26/19 08:14 PM</text:p>
          </table:table-cell>
          <table:table-cell office:value-type="date" office:date-value="2019-09-26T20:14:23" table:style-name="ce3">
            <text:p>9/26/19 08:14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ours 61 - grands/CP/CE1 - jeudi 17h1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date" office:date-value="2019-09-26T20:14:51" table:style-name="ce3">
            <text:p>9/26/19 08:14 PM</text:p>
          </table:table-cell>
          <table:table-cell office:value-type="date" office:date-value="2019-09-26T20:14:51" table:style-name="ce3">
            <text:p>9/26/19 08:14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ours 75 - petits - vendredi 16h4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date" office:date-value="2019-09-26T20:15:26" table:style-name="ce3">
            <text:p>9/26/19 08:15 PM</text:p>
          </table:table-cell>
          <table:table-cell office:value-type="date" office:date-value="2019-09-26T20:15:26" table:style-name="ce3">
            <text:p>9/26/19 08:15 PM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phpMyAdmin 4.6.6deb4</meta:initial-creator>
    <dc:creator>Emmanuel Deveze</dc:creator>
    <meta:creation-date>2019-09-30T10:04:36Z</meta:creation-date>
    <dc:date>2019-09-30T11:49:48Z</dc:date>
  </office:meta>
</office:document-meta>
</file>